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9271in" fo:margin-left="0in" fo:margin-right="-0.0021in" table:align="margins"/>
    </style:style>
    <style:style style:name="Table2.A" style:family="table-column">
      <style:table-column-properties style:column-width="0.6979in" style:rel-column-width="6602*"/>
    </style:style>
    <style:style style:name="Table2.B" style:family="table-column">
      <style:table-column-properties style:column-width="6.2292in" style:rel-column-width="58933*"/>
    </style:style>
    <style:style style:name="Table2.A1" style:family="table-cell">
      <style:table-cell-properties fo:padding="0.0382in" fo:border-left="0.0007in solid #000000" fo:border-right="none" fo:border-top="0.0007in solid #000000" fo:border-bottom="0.0007in solid #000000"/>
    </style:style>
    <style:style style:name="Table2.A2" style:family="table-cell" style:data-style-name="N37">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P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 style:family="paragraph" style:parent-style-name="Table_20_Contents">
      <style:paragraph-properties fo:text-align="start" style:justify-single-word="false"/>
      <style:text-properties fo:font-size="12pt" fo:font-weight="bold" style:font-size-asian="12pt" style:font-weight-asian="bold" style:font-size-complex="12pt"/>
    </style:style>
    <style:style style:name="P3" style:family="paragraph" style:parent-style-name="Standard">
      <style:text-properties style:font-name="Times New Roman" fo:font-size="12pt" fo:font-weight="bold" style:font-size-asian="12pt" style:font-weight-asian="bold" style:font-name-complex="Times New Roman1" style:font-size-complex="12pt"/>
    </style:style>
    <style:style style:name="P4"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5" style:family="paragraph" style:parent-style-name="Standard">
      <style:text-properties style:font-name="Times New Roman" fo:font-size="12pt" fo:font-style="normal" fo:font-weight="bold" style:font-size-asian="12pt" style:font-style-asian="normal" style:font-weight-asian="bold" style:font-name-complex="Times New Roman1" style:font-size-complex="12pt" style:font-style-complex="normal" style:font-weight-complex="bold"/>
    </style:style>
    <style:style style:name="P6" style:family="paragraph" style:parent-style-name="Standard">
      <style:paragraph-properties fo:line-height="100%" fo:text-align="start" style:justify-single-word="false" fo:background-color="#ffffff">
        <style:background-image/>
      </style:paragraph-properties>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1" style:family="text">
      <style:text-properties style:font-weight-complex="bold"/>
    </style:style>
    <style:style style:name="T2" style:family="text">
      <style:text-properties style:font-name="Times New Roman" style:font-name-complex="Times New Roman1"/>
    </style:style>
    <style:style style:name="T3" style:family="text">
      <style:text-properties style:font-name="Times New Roman" style:font-name-complex="Times New Roman1" style:font-weight-complex="bold"/>
    </style:style>
    <style:style style:name="T4" style:family="text">
      <style:text-properties style:font-name="Times New Roman" style:font-weight-complex="bold"/>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EW CARE ASSOCIATES</text:p>
      <text:p text:style-name="P4"/>
      <text:p text:style-name="P4">Behavioral Log/IIH/Therapist</text:p>
      <text:p text:style-name="P4"/>
      <text:p text:style-name="P3">Name: <text:s/>Marcus Judge<text:tab/><text:tab/><text:tab/><text:tab/> <text:s text:c="24"/>Date: <text:s/>1/22/18 </text:p>
      <text:p text:style-name="P3">Referral Agency: <text:s/>PC <text:s text:c="13"/><text:tab/><text:tab/><text:tab/><text:tab/> <text:s text:c="11"/>Program: <text:s/>In-Home Supports</text:p>
      <text:p text:style-name="P5">Behavioral Services Rendered: <text:s/>ABA SERVICES</text:p>
      <text:p text:style-name="P5"/>
      <table:table table:name="Table2" table:style-name="Table2">
        <table:table-column table:style-name="Table2.A"/>
        <table:table-column table:style-name="Table2.B"/>
        <table:table-row>
          <table:table-cell table:style-name="Table2.A1" office:value-type="string">
            <text:p text:style-name="P1">Date</text:p>
          </table:table-cell>
          <table:table-cell table:style-name="Table2.A1" office:value-type="string">
            <text:p text:style-name="P1">Narrative: <text:s/>Please indicate the nature of the interaction and current status of the individual.</text:p>
          </table:table-cell>
        </table:table-row>
        <table:table-row>
          <table:table-cell table:style-name="Table2.A2" office:value-type="date" office:date-value="2018-01-22">
            <text:p text:style-name="P1">01/22/18</text:p>
          </table:table-cell>
          <table:table-cell table:style-name="Table2.B2" office:value-type="string">
            <text:p text:style-name="P2"><text:span text:style-name="T1">On 01/22/18 Master's</text:span><text:span text:style-name="T3"> level services were provided by Mirielle Toussaint. </text:span><text:span text:style-name="T1">The focus of concentration centered on the following: No significant changes noted for this session. This individual will receive information/assistance on increasing focus level and self-confident, decreasing anxiety, developing patient and effective interaction skills, making appropriate eye contact and becoming independent. S</text:span><text:span text:style-name="T2">ession began by gathering information on client's recent behavioral patterns. </text:span>Caregiver stated that client has been doing better in getting himself ready to go to school. She also said that she feels very proud of her son because he has been following up with the morning and night schedules. Worker praised client and encouraged to continue with the good job. During meeting, Client's father conducted a yoga session that includes client, Mom, worker and himself. This really help increased relaxation in everyone. In addition, worker reviewed client's weekly journal. Client expressed concerns about a female adolescent who attempted to kill herself while classes being in session. He also said that no one approached them to provide any truthfull information with regard to the incident. Worker told client that there might be a possibility where the school committee has not figured out yet appropriate ways to approach other students on the issue Worker also suggested that client's family contacted the school and reported client's concerns.</text:p>
            <text:p text:style-name="P2"><text:span text:style-name="T4"/></text:p>
            <text:p text:style-name="P2"><text:span text:style-name="T4"/></text:p>
            <text:p text:style-name="P2"><text:span text:style-name="T4">During meeting, client normal. Client was receptive to tasks offered and appropriately follow direction throughout session.</text:span></text:p>
            <text:p text:style-name="P6"/>
            <text:p text:style-name="P6">Staff Name: Mirielle Toussaint</text:p>
            <text:p text:style-name="P6"/>
            <text:p text:style-name="P6"/>
            <text:p text:style-name="P6"/>
            <text:p text:style-name="P6"/>
            <text:p text:style-name="P6"/>
            <text:p text:style-name="P6"/>
            <text:p text:style-name="P6"/>
            <text:p text:style-name="P6"/>
            <text:p text:style-name="P6">Signatur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05T16:18:42.91</meta:creation-date>
    <meta:document-statistic meta:table-count="1" meta:image-count="0" meta:object-count="0" meta:page-count="1" meta:paragraph-count="12" meta:word-count="273" meta:character-count="1949"/>
    <dc:date>2018-02-05T16:47:31.14</dc:date>
    <meta:editing-duration>PT13M38S</meta:editing-duration>
    <meta:editing-cycles>1</meta:editing-cycles>
    <meta:generator>OpenOffice/4.1.2$Win32 OpenOffice.org_project/412m3$Build-9782</meta:generator>
  </office:meta>
</office:document-meta>
</file>